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h text:style-name="Heading_20_3" text:outline-level="3">1.</text:h>
        <text:p text:style-name="Text_20_body">It is raining.<text:line-break/>Is it raining? → Yes, it is.<text:line-break/>Is it snowing? → No, it is not.<text:line-break/>Inf: <text:span text:style-name="Strong_20_Emphasis">How is the weather?</text:span></text:p>
        <text:p text:style-name="Horizontal_20_Line"/>
        <text:h text:style-name="Heading_20_3" text:outline-level="3">2.</text:h>
        <text:p text:style-name="Text_20_body">She is studying at the library.<text:line-break/>Is she studying at the library? → Yes, she is.<text:line-break/>Is she studying at home? → No, she is not.<text:line-break/>Inf: <text:span text:style-name="Strong_20_Emphasis">Where is she studying?</text:span></text:p>
        <text:p text:style-name="Horizontal_20_Line"/>
        <text:h text:style-name="Heading_20_3" text:outline-level="3">3.</text:h>
        <text:p text:style-name="Text_20_body">They are watching a soccer match.<text:line-break/>Are they watching a soccer match? → Yes, they are.<text:line-break/>Are they watching a movie? → No, they are not.<text:line-break/>Inf: <text:span text:style-name="Strong_20_Emphasis">What are they watching?</text:span></text:p>
        <text:p text:style-name="Horizontal_20_Line"/>
        <text:h text:style-name="Heading_20_3" text:outline-level="3">4.</text:h>
        <text:p text:style-name="Text_20_body">He is working today.<text:line-break/>Is he working today? → Yes, he is.<text:line-break/>Is he resting today? → No, he is not.<text:line-break/>Inf: <text:span text:style-name="Strong_20_Emphasis">When is he working?</text:span></text:p>
        <text:p text:style-name="Horizontal_20_Line"/>
        <text:h text:style-name="Heading_20_3" text:outline-level="3">5.</text:h>
        <text:p text:style-name="Text_20_body">The students are running in the park.<text:line-break/>Are the students running in the park? → Yes, they are.<text:line-break/>Are the students running at school? → No, they are not.<text:line-break/>Inf: <text:span text:style-name="Strong_20_Emphasis">Where are the students running?</text:span></text:p>
        <text:p text:style-name="Horizontal_20_Line"/>
        <text:h text:style-name="Heading_20_3" text:outline-level="3">6.</text:h>
        <text:p text:style-name="Text_20_body">She is helping her mother.<text:line-break/>Is she helping her mother? → Yes, she is.<text:line-break/>Is she helping her brother? → No, she is not.<text:line-break/>Inf: <text:span text:style-name="Strong_20_Emphasis">Who is she helping?</text:span></text:p>
        <text:p text:style-name="Horizontal_20_Line"/>
        <text:h text:style-name="Heading_20_3" text:outline-level="3">7.</text:h>
        <text:p text:style-name="Text_20_body">We are traveling to Paris.<text:line-break/>Are we traveling to Paris? → Yes, we are.<text:line-break/>Are we traveling to London? → No, we are not.<text:line-break/>Inf: <text:span text:style-name="Strong_20_Emphasis">Where are we traveling?</text:span></text:p>
        <text:p text:style-name="Horizontal_20_Line"/>
        <text:h text:style-name="Heading_20_3" text:outline-level="3">8.</text:h>
        <text:p text:style-name="Text_20_body">I am cooking spaghetti.<text:line-break/>Am I cooking spaghetti? → Yes, I am.<text:line-break/>Am I cooking soup? → No, I am not.<text:line-break/>Inf: <text:span text:style-name="Strong_20_Emphasis">What am I cooking?</text:span></text:p>
        <text:p text:style-name="Horizontal_20_Line"/>
        <text:h text:style-name="Heading_20_3" text:outline-level="3">9.</text:h>
        <text:p text:style-name="Text_20_body">The baby is sleeping now.<text:line-break/>Is the baby sleeping now? → Yes, he is.<text:line-break/>Is the baby crying now? → No, he is not.<text:line-break/>Inf: <text:span text:style-name="Strong_20_Emphasis">When is the baby sleeping?</text:span></text:p>
        <text:p text:style-name="Horizontal_20_Line"/>
        <text:h text:style-name="Heading_20_3" text:outline-level="3">10.</text:h>
        <text:p text:style-name="Text_20_body">It is snowing heavily.<text:line-break/>Is it snowing heavily? → Yes, it is.<text:line-break/>Is it raining heavily? → No, it is not.<text:line-break/>Inf: <text:span text:style-name="Strong_20_Emphasis">How is it snowing?</text:span></text:p>
        <text:p text:style-name="Horizontal_20_Line"/>
        <text:h text:style-name="Heading_20_3" text:outline-level="3">11.</text:h>
        <text:p text:style-name="Text_20_body">She is buying a new phone.<text:line-break/>Is she buying a new phone? → Yes, she is.<text:line-break/><text:soft-page-break/>Is she buying a new laptop? → No, she is not.<text:line-break/>Inf: <text:span text:style-name="Strong_20_Emphasis">What is she buying?</text:span></text:p>
        <text:p text:style-name="Horizontal_20_Line"/>
        <text:h text:style-name="Heading_20_3" text:outline-level="3">12.</text:h>
        <text:p text:style-name="Text_20_body">They are playing chess.<text:line-break/>Are they playing chess? → Yes, they are.<text:line-break/>Are they playing cards? → No, they are not.<text:line-break/>Inf: <text:span text:style-name="Strong_20_Emphasis">What game are they playing?</text:span></text:p>
        <text:p text:style-name="Horizontal_20_Line"/>
        <text:h text:style-name="Heading_20_3" text:outline-level="3">13.</text:h>
        <text:p text:style-name="Text_20_body">He is talking to his boss.<text:line-break/>Is he talking to his boss? → Yes, he is.<text:line-break/>Is he talking to his friend? → No, he is not.<text:line-break/>Inf: <text:span text:style-name="Strong_20_Emphasis">Who is he talking to?</text:span></text:p>
        <text:p text:style-name="Horizontal_20_Line"/>
        <text:h text:style-name="Heading_20_3" text:outline-level="3">14.</text:h>
        <text:p text:style-name="Text_20_body">We are leaving in ten minutes.<text:line-break/>Are we leaving in ten minutes? → Yes, we are.<text:line-break/>Are we leaving in one hour? → No, we are not.<text:line-break/>Inf: <text:span text:style-name="Strong_20_Emphasis">When are we leaving?</text:span></text:p>
        <text:p text:style-name="Horizontal_20_Line"/>
        <text:h text:style-name="Heading_20_3" text:outline-level="3">15.</text:h>
        <text:p text:style-name="Text_20_body">The cat is hiding under the bed.<text:line-break/>Is the cat hiding under the bed? → Yes, it is.<text:line-break/>Is the cat hiding behind the door? → No, it is not.<text:line-break/>Inf: <text:span text:style-name="Strong_20_Emphasis">Where is the cat hiding?</text:span></text:p>
        <text:p text:style-name="Horizontal_20_Line"/>
        <text:h text:style-name="Heading_20_3" text:outline-level="3">16.</text:h>
        <text:p text:style-name="Text_20_body">I am meeting my cousin today.<text:line-break/>Am I meeting my cousin today? → Yes, I am.<text:line-break/>Am I meeting my uncle today? → No, I am not.<text:line-break/>Inf: <text:span text:style-name="Strong_20_Emphasis">Who am I meeting today?</text:span></text:p>
        <text:p text:style-name="Horizontal_20_Line"/>
        <text:h text:style-name="Heading_20_3" text:outline-level="3">17.</text:h>
        <text:p text:style-name="Text_20_body">The children are drawing pictures.<text:line-break/>Are the children drawing pictures? → Yes, they are.<text:line-break/>Are the children drawing letters? → No, they are not.<text:line-break/>Inf: <text:span text:style-name="Strong_20_Emphasis">What are the children drawing?</text:span></text:p>
        <text:p text:style-name="Horizontal_20_Line"/>
        <text:h text:style-name="Heading_20_3" text:outline-level="3">18.</text:h>
        <text:p text:style-name="Text_20_body">It is getting colder outside.<text:line-break/>Is it getting colder outside? → Yes, it is.<text:line-break/>Is it getting hotter outside? → No, it is not.<text:line-break/>Inf: <text:span text:style-name="Strong_20_Emphasis">How is the weather changing?</text:span></text:p>
        <text:p text:style-name="Horizontal_20_Line"/>
        <text:h text:style-name="Heading_20_3" text:outline-level="3">19.</text:h>
        <text:p text:style-name="Text_20_body">She is working on a big project.<text:line-break/>Is she working on a big project? → Yes, she is.<text:line-break/>Is she working on a small project? → No, she is not.<text:line-break/>Inf: <text:span text:style-name="Strong_20_Emphasis">What is she working on?</text:span></text:p>
        <text:p text:style-name="Horizontal_20_Line"/>
        <text:h text:style-name="Heading_20_3" text:outline-level="3">20.</text:h>
        <text:p text:style-name="Text_20_body">They are celebrating a birthday.<text:line-break/>Are they celebrating a birthday? → Yes, they are.<text:line-break/>Are they celebrating an anniversary? → No, they are not.<text:line-break/>Inf: <text:span text:style-name="Strong_20_Emphasis">What are they celebrating?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5:37:07.442962757</meta:creation-date>
    <dc:date>2025-04-28T15:52:32.195857389</dc:date>
    <meta:editing-duration>PT5M14S</meta:editing-duration>
    <meta:editing-cycles>1</meta:editing-cycles>
    <meta:document-statistic meta:table-count="0" meta:image-count="0" meta:object-count="0" meta:page-count="2" meta:paragraph-count="40" meta:word-count="624" meta:character-count="2963" meta:non-whitespace-character-count="2379"/>
    <meta:generator>LibreOffice/7.3.7.2$Linux_X86_64 LibreOffice_project/30$Build-2</meta:generator>
  </office:meta>
</office:document-meta>
</file>